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, Times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margin-left="0cm" fo:margin-right="0cm" fo:line-height="150%" fo:text-align="justify" style:justify-single-word="false" fo:text-indent="1.249cm" style:auto-text-indent="false"/>
      <style:text-properties fo:font-variant="normal" fo:text-transform="none" fo:color="#000000" style:font-name="Times New Roman" fo:font-size="12pt" fo:font-style="normal" fo:font-weight="normal" style:font-size-asian="12pt" style:font-size-complex="12pt"/>
    </style:style>
    <style:style style:name="P2" style:family="paragraph" style:parent-style-name="Text_20_body">
      <style:paragraph-properties fo:margin-left="0cm" fo:margin-right="0cm" fo:line-height="150%" fo:text-align="justify" style:justify-single-word="false" fo:text-indent="1.249cm" style:auto-text-indent="false"/>
      <style:text-properties fo:font-variant="normal" fo:text-transform="none" fo:color="#000000" style:font-name="Times New Roman1" fo:font-size="12pt" fo:font-style="normal" fo:font-weight="normal"/>
    </style:style>
    <style:style style:name="P3" style:family="paragraph" style:parent-style-name="Text_20_body">
      <style:paragraph-properties fo:margin-left="0cm" fo:margin-right="0cm" fo:line-height="115%" fo:text-align="justify" style:justify-single-word="false" fo:text-indent="1.249cm" style:auto-text-indent="false"/>
      <style:text-properties fo:font-variant="normal" fo:text-transform="none" style:font-name="Times New Roman" fo:font-size="12pt" fo:font-style="normal" fo:font-weight="normal" style:font-size-asian="12pt" style:font-size-complex="12pt"/>
    </style:style>
    <style:style style:name="P4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" fo:font-size="12pt" fo:font-style="normal" fo:font-weight="normal" style:font-size-asian="12pt" style:font-size-complex="12pt"/>
    </style:style>
    <style:style style:name="P5" style:family="paragraph" style:parent-style-name="Text_20_body">
      <style:paragraph-properties fo:margin-left="0cm" fo:margin-right="0cm" fo:line-height="115%" fo:text-align="justify" style:justify-single-word="false" fo:text-indent="1.249cm" style:auto-text-indent="false"/>
      <style:text-properties fo:font-variant="normal" fo:text-transform="none" style:font-name="Times New Roman1" fo:font-size="12pt" fo:font-style="normal" fo:font-weight="normal"/>
    </style:style>
    <style:style style:name="P6" style:family="paragraph" style:parent-style-name="Text_20_body">
      <style:paragraph-properties fo:margin-left="0cm" fo:margin-right="0cm" fo:line-height="150%" fo:text-align="justify" style:justify-single-word="false" fo:text-indent="1.249cm" style:auto-text-indent="false"/>
      <style:text-properties fo:font-variant="normal" fo:text-transform="none" style:font-name="Times New Roman1" fo:font-size="12pt" fo:font-style="normal" fo:font-weight="normal"/>
    </style:style>
    <style:style style:name="P7" style:family="paragraph" style:parent-style-name="Text_20_body">
      <style:paragraph-properties fo:margin-left="0cm" fo:margin-right="0cm" fo:text-align="justify" style:justify-single-word="false" fo:text-indent="1.249cm" style:auto-text-indent="false"/>
      <style:text-properties fo:font-variant="normal" fo:text-transform="none" style:font-name="Times New Roman1" fo:font-size="12pt" fo:font-style="normal" fo:font-weight="normal"/>
    </style:style>
    <style:style style:name="P8" style:family="paragraph" style:parent-style-name="Text_20_body">
      <style:paragraph-properties fo:margin-left="0cm" fo:margin-right="0cm" fo:line-height="150%" fo:text-align="justify" style:justify-single-word="false" fo:text-indent="1.249cm" style:auto-text-indent="false" style:writing-mode="lr-tb"/>
      <style:text-properties fo:font-variant="normal" fo:text-transform="none" style:font-name="Times New Roman" fo:font-size="12pt" fo:font-style="normal" fo:font-weight="normal" style:font-size-asian="12pt" style:font-size-complex="12pt"/>
    </style:style>
    <style:style style:name="P9" style:family="paragraph" style:parent-style-name="Text_20_body">
      <style:paragraph-properties fo:margin-left="0cm" fo:margin-right="0cm" fo:text-align="justify" style:justify-single-word="false" fo:text-indent="1.249cm" style:auto-text-indent="false" style:writing-mode="lr-tb"/>
      <style:text-properties fo:font-variant="normal" fo:text-transform="none" style:font-name="Times New Roman" fo:font-size="12pt" fo:font-style="normal" fo:font-weight="normal" style:font-size-asian="12pt" style:font-size-complex="12pt"/>
    </style:style>
    <style:style style:name="P10" style:family="paragraph" style:parent-style-name="Text_20_body">
      <style:paragraph-properties fo:margin-left="0cm" fo:margin-right="0cm" fo:line-height="115%" fo:text-align="justify" style:justify-single-word="false" fo:text-indent="1.249cm" style:auto-text-indent="false" style:writing-mode="lr-tb"/>
      <style:text-properties fo:font-variant="normal" fo:text-transform="none" style:font-name="Times New Roman" fo:font-size="12pt" style:font-size-asian="12pt" style:font-size-complex="12pt"/>
    </style:style>
    <style:style style:name="P11" style:family="paragraph" style:parent-style-name="Text_20_body">
      <style:paragraph-properties fo:margin-left="0cm" fo:margin-right="0cm" fo:line-height="115%" fo:text-align="justify" style:justify-single-word="false" fo:text-indent="1.249cm" style:auto-text-indent="false" style:writing-mode="lr-tb"/>
      <style:text-properties style:font-name="Times New Roman" fo:font-size="12pt" style:font-size-asian="12pt" style:font-size-complex="12pt"/>
    </style:style>
    <style:style style:name="T1" style:family="text">
      <style:text-properties fo:font-size="12pt"/>
    </style:style>
    <style:style style:name="T2" style:family="text">
      <style:text-properties fo:color="#000000"/>
    </style:style>
    <style:style style:name="T3" style:family="text">
      <style:text-properties fo:color="#000000" fo:font-size="12pt"/>
    </style:style>
    <style:style style:name="T4" style:family="text">
      <style:text-properties fo:font-size="10.5pt"/>
    </style:style>
    <style:style style:name="T5" style:family="text">
      <style:text-properties style:font-name="Times New Roman1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 <text:span text:style-name="T5">Trata-se de processo de execução penal em desfavor do apenado acima nominado, em que a defesa pugnou pelo indulto de pena referente ao processo criminal nº 0000256-69.2011.8.15.0581, com base no Decreto n. 8.380/2014 (evento 65).</text:span></text:p>
      <text:p text:style-name="P5">Alegou que o apenado já cumpriu os requisitos objetivos e subjetivos exigidos, especificamente que já havia cumprido, em 25.12.2014, mais de um terço da pena comum, nos termos do que dispõe o art. 1º, inciso I, do referido Decreto.</text:p>
      <text:p text:style-name="P2">Instado a se manifestar, o representante do Ministério Público opinou pelo indeferimento do pedido (evento 70).</text:p>
      <text:p text:style-name="P2">Intimada, a Defesa pugnou pela aplicação do decreto 8.172/2013 em caso de indeferimento do Indulto 8.380/2014, e pela aplicação da lei mais benéfica para readequar a condenação do apenado pelo artigo 288 do CP.</text:p>
      <text:p text:style-name="P6"><text:span text:style-name="T2">Com nova vista, o MP opinou pela retificação da GEP para fazer constar o trânsito em julgado da ação penal nº </text:span>0000256-69.2011.8.15.0581, bem como sua pena correta, uma vez que trata de uma pena de 15 anos e 2 meses referente ao crime de homicídio doloso. Aduz ainda que o o processo referente a pena do artigo 288 do CP sequer consta na GEP.</text:p>
      <text:p text:style-name="P2">É o relatório. Decido.</text:p>
      <text:p text:style-name="P2">Inicialmente, observo que os erros apontado pelo MP no evento 177, tornam inviável a aplicação tanto do indulto 2013 e 2014.</text:p>
      <text:p text:style-name="P6"><text:span text:style-name="T2">Isso porque a Defesa pede especificamente o indulto da pena de 3 anos referente ao crime do artigo 288 do CP, aplicadas ao processo criminal nº</text:span> 0000256-69.2011.8.15.0581. </text:p>
      <text:p text:style-name="P7">Contudo, em análise do evento 1.2, observo que o referido processo criminal trata de uma condenação a 15 anos e 2 meses, por homicídio qualificado, transitada em julgado em 16.08.2013. </text:p>
      <text:p text:style-name="P7">Aparentemente a pena de 3 anos é referente ao processo criminal º 0010192- 26.2011.8.15.2002 e NÃO ESTÁ cadastrado na GEP. </text:p>
      <text:p text:style-name="P7">Assim sendo, determino que a secretaria refaça a guia de execução penal fazendo constar o número correto de cada ação penal com seus delitos e penas adequados.</text:p>
      <text:p text:style-name="P6">Entretanto, desde já indefiro os pedidos de indulto baseados no decreto <text:span text:style-name="T2">8.172/2013 e 8.380/2014, em razão da soma das penas (que não se enquadra nos artigos 1º I e II de cada decreto) e da existência de crime impeditivo a sua aplicação (artigo 9º de cada decreto).</text:span></text:p>
      <text:p text:style-name="P7">P.R.I. Atualize-se a GEP, dando nova vista às partes.</text:p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1" svg:font-family="'Times New Roman', Times, serif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9-09T12:02:42.137000000</meta:creation-date>
    <dc:date>2022-09-09T12:18:00.012000000</dc:date>
    <meta:editing-duration>PT4M47S</meta:editing-duration>
    <meta:editing-cycles>1</meta:editing-cycles>
    <meta:document-statistic meta:table-count="0" meta:image-count="0" meta:object-count="0" meta:page-count="1" meta:paragraph-count="13" meta:word-count="373" meta:character-count="2224" meta:non-whitespace-character-count="1860"/>
    <meta:generator>LibreOffice/5.3.1.2$Windows_X86_64 LibreOffice_project/e80a0e0fd1875e1696614d24c32df0f95f03deb2</meta:generator>
  </office:meta>
</office:document-meta>
</file>